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 Bold" svg:font-family="'Times New Roman 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font-name="Times New Roman Bold" fo:font-weight="bold" style:font-weight-asian="bold" style:font-name-complex="Times New Roman 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ghland Mary – Bampton Hankie</text:p>
      <text:p text:style-name="Standard"/>
      <text:p text:style-name="Standard">This is a jigging or side-step and half-hey dance with many variants in the chorus, where the side steps can be replaced by other motions such as “pram pushing”. The exact moves do not matter a lot as long as the timing and general direction are consistent. </text:p>
      <text:p text:style-name="Standard"/>
      <text:p text:style-name="Standard">Figures are the same as for Bonny Green Garters.</text:p>
      <text:p text:style-name="Standard"/>
      <text:p text:style-name="Standard">Chorus:</text:p>
      <text:p text:style-name="Standard">Face up. Side step left, then side step right. </text:p>
      <text:p text:style-name="Standard">Half hey.</text:p>
      <text:p text:style-name="Standard">Face down. Side step left, then side step right. </text:p>
      <text:p text:style-name="Standard">Half hey back to plac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 Bold" svg:font-family="'Times New Roman 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Netter</meta:initial-creator>
    <meta:creation-date>2017-04-06T18:11:56.94</meta:creation-date>
    <meta:document-statistic meta:table-count="0" meta:image-count="0" meta:object-count="0" meta:page-count="1" meta:paragraph-count="8" meta:word-count="87" meta:character-count="471"/>
    <dc:date>2017-04-06T18:12:29.01</dc:date>
    <dc:creator>Christopher Netter</dc:creator>
    <meta:editing-duration>PT32S</meta:editing-duration>
    <meta:editing-cycles>1</meta:editing-cycles>
    <meta:generator>OpenOffice/4.1.1$Win32 OpenOffice.org_project/411m6$Build-9775</meta:generator>
  </office:meta>
</office:document-meta>
</file>